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4ef" officeooo:paragraph-rsid="001de4ef"/>
    </style:style>
    <style:style style:name="P2" style:family="paragraph" style:parent-style-name="Standard">
      <style:text-properties officeooo:rsid="001f95b0" officeooo:paragraph-rsid="001f95b0"/>
    </style:style>
    <style:style style:name="P3" style:family="paragraph" style:parent-style-name="Standard">
      <style:text-properties officeooo:rsid="0020f23c" officeooo:paragraph-rsid="0020f23c"/>
    </style:style>
    <style:style style:name="P4" style:family="paragraph" style:parent-style-name="Standard">
      <style:text-properties officeooo:rsid="00227b1c" officeooo:paragraph-rsid="00227b1c"/>
    </style:style>
    <style:style style:name="T1" style:family="text">
      <style:text-properties officeooo:rsid="00227b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Choice Of Categories :</text:p>
      <text:p text:style-name="P1"/>
      <text:p text:style-name="P2">Field of Application : Education </text:p>
      <text:p text:style-name="P2">As it was used to teach english vocabulary to 5-6 years old dutch speaking children and was used in an educational space.</text:p>
      <text:p text:style-name="P2"/>
      <text:p text:style-name="P2">Exposure to robot: Embodied <text:line-break/>As children were interacting with physical robot in the same room , and the robot was exacty beside them during the lessons.</text:p>
      <text:p text:style-name="P2"/>
      <text:p text:style-name="P2">Settings: Field </text:p>
      <text:p text:style-name="P2">I think as the experiment was carried out in 9 primary schools in Netherlands and children were taken from their classrooms to a specific room dedicated to experiments, so it was the school room ultimately. </text:p>
      <text:p text:style-name="P2"/>
      <text:p text:style-name="P3">Robot Task Specification: Cognitive Simulation / Information Exchange </text:p>
      <text:p text:style-name="P3">Personally, it looks like information exchange as the robot gave instructions , presented words , t asked questions and gave feedbacks and the child was responding through speech or tablet actions, But as the goal was to help children learn <text:s/>English vacabulary it was helping children to stimulate their cognition. </text:p>
      <text:p text:style-name="P3"/>
      <text:p text:style-name="P3">Robot Morphology: <text:s/>its Anthropomorphic </text:p>
      <text:p text:style-name="P3">Nao is a humanoid robot with a body, arms etc so it is more featured as human.</text:p>
      <text:p text:style-name="P3"/>
      <text:p text:style-name="P3">Degree of Robot autonomy:</text:p>
      <text:p text:style-name="P3">information Acquisition : High <text:s/>(Tablet touch input and support to understand instruction)</text:p>
      <text:p text:style-name="P3">information analysis : High (The tablet checks the response of children and tells whether its correct or false)</text:p>
      <text:p text:style-name="P3">Decision Making : Low (All things were pre programmed like the words and their meanings)</text:p>
      <text:p text:style-name="P3">Action Implementation : <text:s/>High <text:s/>(The robot gave Verbal feedbacks , getures and demonstrations)</text:p>
      <text:p text:style-name="P3"/>
      <text:p text:style-name="P3">Human Role: Supervisor </text:p>
      <text:p text:style-name="P3">The researchers only helped when needed to check and operate the system at the starts mostly</text:p>
      <text:p text:style-name="P3"/>
      <text:p text:style-name="P3">Communication channel: <text:s/><text:line-break/><text:span text:style-name="T1">Input : Electronically<text:line-break/>As tablet was used to interact with the platform , Plus speech so acoustic also </text:span></text:p>
      <text:p text:style-name="P4">Output : Visuals </text:p>
      <text:p text:style-name="P4">As tablet was used to display whether the attempt was correct or not, and acoustic too as speech was involved too.</text:p>
      <text:p text:style-name="P4"/>
      <text:p text:style-name="P4">Team Composition:<text:line-break/>Number of robots = <text:s/>No of Humans , (The experiment was one to one)</text:p>
      <text:p text:style-name="P4"/>
      <text:p text:style-name="P4">Proximity: Synchronous </text:p>
      <text:p text:style-name="P4">The child and robot were interacting at the same time during the live tutoring sessions</text:p>
      <text:p text:style-name="P4"/>
      <text:p text:style-name="P4">Spatial Physical : Touching</text:p>
      <text:p text:style-name="P4">As the robot and children share the same workspace and were physically connected bu clicking on tablet when asked to do so to hear a response form it. </text:p>
      <text:p text:style-name="P4"/>
      <text:p text:style-name="P4"><text:soft-page-break/></text:p>
      <text:p text:style-name="P4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3T22:39:39.520335341</meta:creation-date>
    <dc:date>2026-04-24T14:11:54.807213748</dc:date>
    <meta:editing-duration>PT9M34S</meta:editing-duration>
    <meta:editing-cycles>1</meta:editing-cycles>
    <meta:document-statistic meta:table-count="0" meta:image-count="0" meta:object-count="0" meta:page-count="2" meta:paragraph-count="25" meta:word-count="363" meta:character-count="2208" meta:non-whitespace-character-count="1849"/>
    <meta:generator>LibreOffice/7.3.7.2$Linux_X86_64 LibreOffice_project/30$Build-2</meta:generator>
  </office:meta>
</office:document-meta>
</file>